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C0000036B9E0B0EA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88cm" svg:height="3.411cm" svg:x="3.578cm" svg:y="21.111cm">
          <draw:image xlink:href="Pictures/100002010000026C0000036B9E0B0EA2.png" xlink:type="simple" xlink:show="embed" xlink:actuate="onLoad">
            <text:p/>
          </draw:image>
        </draw:frame>
        <draw:custom-shape draw:style-name="gr2" draw:text-style-name="P3" draw:layer="layout" svg:width="4.79cm" svg:height="0.892cm" svg:x="1.727cm" svg:y="17.991cm">
          <text:p text:style-name="P2"><text:span text:style-name="T1">While, for, unt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86cm" svg:height="0.78cm" svg:x="5.905cm" svg:y="19.328cm">
          <text:p text:style-name="P2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97cm" svg:height="0.836cm" svg:x="1.561cm" svg:y="16.989cm">
          <text:p text:style-name="P2"><text:span text:style-name="T1">Data Typ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86cm" svg:height="0.725cm" svg:x="6.797cm" svg:y="18.213cm">
          <text:p text:style-name="P2"><text:span text:style-name="T1">Var name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draw:layer="layout" svg:width="4.177cm" svg:height="0.948cm" svg:x="1.505cm" svg:y="19.105cm">
          <text:p text:style-name="P2"><text:span text:style-name="T1">Jump target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draw:layer="layout" svg:width="4.232cm" svg:height="0.912cm" svg:x="5.516cm" svg:y="16.933cm">
          <text:p text:style-name="P2"><text:span text:style-name="T1">If…then…els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48cm" svg:height="1.671cm" draw:transform="rotate (-1.58667882298805) translate (6.36cm 20.2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5T23:34:24.375423576</meta:creation-date>
    <dc:date>2016-06-06T01:30:30.873688173</dc:date>
    <meta:editing-duration>PT1H10M24S</meta:editing-duration>
    <meta:editing-cycles>1</meta:editing-cycles>
    <meta:document-statistic meta:object-count="8"/>
    <meta:generator>LibreOffice/4.2.8.2$Linux_X86_64 LibreOffice_project/420m0$Build-2</meta:generator>
  </office:meta>
</office:document-meta>
</file>